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3deb3d" draw:opacity="50%" draw:textarea-horizontal-align="justify" draw:textarea-vertical-align="middle" draw:auto-grow-height="false" fo:min-height="0cm" fo:min-width="0cm" fo:wrap-option="wrap" draw:shadow-opacity="50%"/>
    </style:style>
    <style:style style:name="gr6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9pt" fo:font-style="italic" style:font-size-asian="18pt" style:font-size-complex="18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1" draw:id="id1" draw:layer="layout" svg:width="5.1cm" svg:height="1.9cm" svg:x="2.8cm" svg:y="3.3cm">
          <text:p text:style-name="P1"><text:span text:style-name="T1">Your patron asks if you can get a copy of “10 Little Rubber Ducks” for them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1cm" svg:height="1.9cm" svg:x="8.1cm" svg:y="6.7cm">
          <text:p text:style-name="P1"><text:span text:style-name="T1">You search fILL, find the title, and request it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1cm" svg:height="1.9cm" svg:x="13.9cm" svg:y="9.8cm">
          <text:p text:style-name="P1"><text:span text:style-name="T1">The lending library sees your request on their list, pulls the book from their shelves, and sends it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1cm" svg:height="1.9cm" svg:x="7.7cm" svg:y="13cm">
          <text:p text:style-name="P1"><text:span text:style-name="T1">You receive the book in the mail, mark it as 'recieved' in fILL, and give it to your patr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1cm" svg:height="1.9cm" svg:x="2.1cm" svg:y="16.6cm">
          <text:p text:style-name="P1"><text:span text:style-name="T1">Your patron reads and returns the book to you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1cm" svg:height="1.9cm" svg:x="8cm" svg:y="19.9cm">
          <text:p text:style-name="P1"><text:span text:style-name="T1">You use fILL to find where the book is going back to, mark it as returned, and send it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1cm" svg:height="1.9cm" svg:x="13.7cm" svg:y="23.1cm">
          <text:p text:style-name="P1"><text:span text:style-name="T1">The lending library gets the book in the mail, marks it as 'checked in' in fILL, and checks it into their own ILS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35cm" svg:y1="5.2cm" svg:x2="10.65cm" svg:y2="6.7cm" draw:start-shape="id1" draw:start-glue-point="2" draw:end-shape="id2" draw:end-glue-point="0" svg:d="m5350 5200c0 1125 5300 375 5300 1500">
          <text:p/>
        </draw:connector>
        <draw:connector draw:style-name="gr4" draw:text-style-name="P1" draw:layer="layout" draw:type="curve" svg:x1="10.65cm" svg:y1="8.6cm" svg:x2="16.45cm" svg:y2="9.8cm" draw:start-shape="id2" draw:start-glue-point="2" draw:end-shape="id3" draw:end-glue-point="0" svg:d="m10650 8600c0 900 5800 300 5800 1200">
          <text:p/>
        </draw:connector>
        <draw:connector draw:style-name="gr4" draw:text-style-name="P1" draw:layer="layout" draw:type="curve" svg:x1="16.45cm" svg:y1="11.7cm" svg:x2="10.25cm" svg:y2="13cm" draw:start-shape="id3" draw:start-glue-point="2" draw:end-shape="id4" draw:end-glue-point="0" svg:d="m16450 11700c0 975-6200 325-6200 1300">
          <text:p/>
        </draw:connector>
        <draw:connector draw:style-name="gr4" draw:text-style-name="P1" draw:layer="layout" draw:type="curve" svg:x1="10.25cm" svg:y1="14.9cm" svg:x2="4.65cm" svg:y2="16.6cm" draw:start-shape="id4" draw:start-glue-point="2" draw:end-shape="id5" draw:end-glue-point="0" svg:d="m10250 14900c0 1275-5600 425-5600 1700">
          <text:p/>
        </draw:connector>
        <draw:connector draw:style-name="gr4" draw:text-style-name="P1" draw:layer="layout" draw:type="curve" svg:x1="4.65cm" svg:y1="18.5cm" svg:x2="10.55cm" svg:y2="19.9cm" draw:start-shape="id5" draw:start-glue-point="2" draw:end-shape="id6" draw:end-glue-point="0" svg:d="m4650 18500c0 1050 5900 350 5900 1400">
          <text:p/>
        </draw:connector>
        <draw:connector draw:style-name="gr4" draw:text-style-name="P1" draw:layer="layout" draw:type="curve" svg:x1="10.55cm" svg:y1="21.8cm" svg:x2="16.25cm" svg:y2="23.1cm" draw:start-shape="id6" draw:start-glue-point="2" draw:end-shape="id7" draw:end-glue-point="0" svg:d="m10550 21800c0 975 5700 325 5700 1300">
          <text:p/>
        </draw:connector>
        <draw:custom-shape draw:style-name="gr5" draw:text-style-name="P3" draw:layer="layout" svg:width="4.6cm" svg:height="2.621cm" svg:x="5.697cm" svg:y="9.279cm">
          <text:p text:style-name="P3">If the first library that fILL identifies can't fill the request, you'll see that on your 'unfilled' list. Click the 'try next lender' button.</text:p>
          <draw:enhanced-geometry svg:viewBox="0 0 21600 21600" draw:text-areas="800 800 20800 20800" draw:type="round-rectangular-callout" draw:modifiers="38218.9958704629 15108.46681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4.6cm" svg:height="2.5cm" svg:x="10.6cm" svg:y="16.2cm">
          <text:p text:style-name="P3">If your patron wants to renew the book, go into the 'renewals' list in fILL and ask the lender. <text:s/>They'll tell you if it's ok.</text:p>
          <draw:enhanced-geometry svg:viewBox="0 0 21600 21600" draw:text-areas="800 800 20800 20800" draw:type="round-rectangular-callout" draw:modifiers="-15975.8313410128 16538.9844062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6cm" svg:height="1.35cm" svg:x="2cm" svg:y="1.8cm">
          <draw:text-box>
            <text:p>Borrowing a book from another library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3T09:47:41</meta:creation-date>
    <dc:date>2012-04-13T11:37:16</dc:date>
    <meta:editing-duration>PT48M53S</meta:editing-duration>
    <meta:editing-cycles>3</meta:editing-cycles>
    <meta:generator>LibreOffice/3.4$Linux LibreOffice_project/340m1$Build-402</meta:generator>
    <meta:document-statistic meta:object-count="16"/>
  </office:meta>
</office:document-meta>
</file>